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2254" officeooo:paragraph-rsid="00192254"/>
    </style:style>
    <style:style style:name="P2" style:family="paragraph" style:parent-style-name="Text_20_body">
      <style:text-properties officeooo:rsid="00192254" officeooo:paragraph-rsid="001cd876"/>
    </style:style>
    <style:style style:name="P3" style:family="paragraph" style:parent-style-name="Text_20_body">
      <style:text-properties officeooo:rsid="00192254" officeooo:paragraph-rsid="001d7e5c"/>
    </style:style>
    <style:style style:name="P4" style:family="paragraph" style:parent-style-name="Text_20_body">
      <style:text-properties officeooo:rsid="001ae609" officeooo:paragraph-rsid="001ae609"/>
    </style:style>
    <style:style style:name="P5" style:family="paragraph" style:parent-style-name="Text_20_body">
      <style:paragraph-properties fo:break-before="page"/>
    </style:style>
    <style:style style:name="P6" style:family="paragraph" style:parent-style-name="Subtitle">
      <style:text-properties officeooo:paragraph-rsid="00192254"/>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df91"/>
    </style:style>
    <style:style style:name="T2" style:family="text">
      <style:text-properties officeooo:rsid="0019225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Nest</text:p>
      <text:p text:style-name="P6">Survivre après l’invasion </text:p>
      <text:p text:style-name="P6"><text:span text:style-name="T1">version de tes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_Toc105_2470936082" text:style-name="Index_20_Link" text:visited-style-name="Index_20_Link">L’univers<text:tab/>1</text:a></text:p>
          <text:p text:style-name="P7"><text:a xlink:type="simple" xlink:href="#__RefHeading___Toc107_2470936082" text:style-name="Index_20_Link" text:visited-style-name="Index_20_Link">Personnages<text:tab/>1</text:a></text:p>
          <text:p text:style-name="P7"><text:a xlink:type="simple" xlink:href="#__RefHeading___Toc109_2470936082" text:style-name="Index_20_Link" text:visited-style-name="Index_20_Link">Règles du jeu<text:tab/>1</text:a></text:p>
          <text:p text:style-name="P7"><text:a xlink:type="simple" xlink:href="#__RefHeading___Toc111_2470936082" text:style-name="Index_20_Link" text:visited-style-name="Index_20_Link">Récupération<text:tab/>1</text:a></text:p>
          <text:p text:style-name="P7"><text:a xlink:type="simple" xlink:href="#__RefHeading___Toc113_2470936082" text:style-name="Index_20_Link" text:visited-style-name="Index_20_Link">Exploration<text:tab/>1</text:a></text:p>
          <text:p text:style-name="P7"><text:a xlink:type="simple" xlink:href="#__RefHeading___Toc115_2470936082" text:style-name="Index_20_Link" text:visited-style-name="Index_20_Link">Maîtriser une partie<text:tab/>1</text:a></text:p>
          <text:p text:style-name="P7"><text:a xlink:type="simple" xlink:href="#__RefHeading___Toc117_2470936082" text:style-name="Index_20_Link" text:visited-style-name="Index_20_Link">Hurleurs et bandits<text:tab/>1</text:a></text:p>
        </text:index-body>
      </text:table-of-content>
      <text:p text:style-name="Text_20_body"/>
      <text:p text:style-name="P5"/>
      <text:h text:style-name="Heading_20_1" text:outline-level="1"><text:bookmark-start text:name="__RefHeading___Toc105_2470936082"/>L’univers<text:bookmark-end text:name="__RefHeading___Toc105_2470936082"/></text:h>
      <text:h text:style-name="Heading_20_2" text:outline-level="2">Histoire</text:h>
      <text:p text:style-name="P1">Développement technologique important sous le GM, avec la découverte d’un composé nouveau, l’anatase, qui sert à alimenter les nouvelles technologies.</text:p>
      <text:p text:style-name="P1">Apparition progressives de « Dolines », des trous sous la surface terrestre. Au premier abord juste des étrangetés, elles se sont multipliées, puis des rapports ont signalé qu’elles n’étaient pas vides….</text:p>
      <text:p text:style-name="P1">C’est ainsi qu’est arrivée la première invasion, qui ravagea le monde et vit la chute du GM. </text:p>
      <text:p text:style-name="P1">Avec la fin des institutions du monde d’avant, de nouvelles factions sont nées : des survivants du GM fondèrent le GMR et GAIA par exemple. Ces nouvelles factions ont leurs problèmes : leurs relations sont compliquées</text:p>
      <text:h text:style-name="Heading_20_2" text:outline-level="2">Factions</text:h>
      <text:h text:style-name="Heading_20_3" text:outline-level="3">GMR</text:h>
      <text:p text:style-name="P2">[placeholder]</text:p>
      <text:h text:style-name="Heading_20_3" text:outline-level="3">GAIA</text:h>
      <text:p text:style-name="P2">[placeholder]</text:p>
      <text:h text:style-name="Heading_20_3" text:outline-level="3">Screamshots</text:h>
      <text:p text:style-name="P2">[placeholder]</text:p>
      <text:h text:style-name="Heading_20_3" text:outline-level="3">Adamiak</text:h>
      <text:p text:style-name="P2">[placeholder]</text:p>
      <text:h text:style-name="Heading_20_3" text:outline-level="3">Morel</text:h>
      <text:p text:style-name="P2">[placeholder]</text:p>
      <text:h text:style-name="Heading_20_3" text:outline-level="3">De Lucci</text:h>
      <text:p text:style-name="P2">[placeholder]</text:p>
      <text:h text:style-name="Heading_20_3" text:outline-level="3">Batteleurs</text:h>
      <text:p text:style-name="P2">[placeholder]</text:p>
      <text:h text:style-name="Heading_20_3" text:outline-level="3">Volte</text:h>
      <text:p text:style-name="P2">[placeholder]</text:p>
      <text:h text:style-name="Heading_20_3" text:outline-level="3"><text:soft-page-break/>Mercure</text:h>
      <text:p text:style-name="P2">[placeholder]</text:p>
      <text:h text:style-name="Heading_20_3" text:outline-level="3">Tank’affaire</text:h>
      <text:p text:style-name="P2">[placeholder]</text:p>
      <text:h text:style-name="Heading_20_3" text:outline-level="3">Factions locales</text:h>
      <text:p text:style-name="P3">[placeholder]</text:p>
      <text:h text:style-name="Heading_20_2" text:outline-level="2">Les hurleurs</text:h>
      <text:p text:style-name="P4">Créatures carnivores, organisées en grands nids, et provenant des profondeurs terrestres, on en sait finalement peu sur les hurleurs.</text:p>
      <text:p text:style-name="P4">Ils ont jailli du sol lors de la première invasion, et se nourrissent de viande, notamment humaine. Ils disposent d’une vision assez mauvaise, mais bénéficient en retour d’une ouïe développée. Pour chasser, ils se reposent là-dessus et sur leurs griffes acérées, qui leurs permettent d’estropier ou de tuer leurs proies avant de la dévorer.</text:p>
      <text:p text:style-name="P4">Ils sont nommés par les cris étranges qu’ils peuvent pousser, qui hantent les cauchemars des survivants. Certains racontent qu’ils peuvent partiellement imiter des voix humaines. Si c’est vrai, c’est une idée terrifiante.</text:p>
      <text:p text:style-name="P4">Un hurleur isolé ne représente pas vraiment une menace pour peu qu’on ait une arme correcte avec soi. Le problème, c’est qu’un hurleur isolé est une rareté, ces saloperies chassent en meutes, et plus on se rapproche des nids, plus leur nombre augmente.</text:p>
      <text:h text:style-name="Heading_20_1" text:outline-level="1"><text:bookmark-start text:name="__RefHeading___Toc107_2470936082"/>Personnages<text:bookmark-end text:name="__RefHeading___Toc107_2470936082"/></text:h>
      <text:p text:style-name="P1">[placeholder]</text:p>
      <text:h text:style-name="Heading_20_1" text:outline-level="1"><text:bookmark-start text:name="__RefHeading___Toc109_2470936082"/>Règles du jeu<text:bookmark-end text:name="__RefHeading___Toc109_2470936082"/></text:h>
      <text:p text:style-name="P1">[placeholder]</text:p>
      <text:h text:style-name="Heading_20_1" text:outline-level="1"><text:bookmark-start text:name="__RefHeading___Toc111_2470936082"/>Récupération<text:bookmark-end text:name="__RefHeading___Toc111_2470936082"/></text:h>
      <text:p text:style-name="P1">[placeholder]</text:p>
      <text:h text:style-name="Heading_20_1" text:outline-level="1"><text:bookmark-start text:name="__RefHeading___Toc113_2470936082"/>Exploration<text:bookmark-end text:name="__RefHeading___Toc113_2470936082"/></text:h>
      <text:p text:style-name="P1">[placeholder]</text:p>
      <text:h text:style-name="Heading_20_1" text:outline-level="1"><text:bookmark-start text:name="__RefHeading___Toc115_2470936082"/>Maîtriser une partie<text:bookmark-end text:name="__RefHeading___Toc115_2470936082"/></text:h>
      <text:p text:style-name="P1">[placeholder]</text:p>
      <text:h text:style-name="Heading_20_1" text:outline-level="1"><text:bookmark-start text:name="__RefHeading___Toc117_2470936082"/><text:soft-page-break/>Hurleurs, <text:span text:style-name="T2">bandits et créatures</text:span><text:bookmark-end text:name="__RefHeading___Toc117_2470936082"/></text:h>
      <text:p text:style-name="P1">[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4T22:10:29.034000000</meta:creation-date>
    <dc:date>2022-06-04T23:02:38.175000000</dc:date>
    <meta:editing-duration>PT52M6S</meta:editing-duration>
    <meta:editing-cycles>7</meta:editing-cycles>
    <meta:generator>LibreOffice/6.2.6.2$Windows_X86_64 LibreOffice_project/684e730861356e74889dfe6dbddd3562aae2e6ad</meta:generator>
    <meta:document-statistic meta:table-count="0" meta:image-count="0" meta:object-count="0" meta:page-count="4" meta:paragraph-count="57" meta:word-count="331" meta:character-count="2228" meta:non-whitespace-character-count="1952"/>
  </office:meta>
</office:document-meta>
</file>